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renis ADF Pro" svg:font-family="'Berenis ADF Pro'" style:font-pitch="variable"/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eX Gyre DejaVu Math" svg:font-family="'TeX Gyre DejaVu Math'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svg:stroke-color="#000000" draw:marker-start-width="0.358cm" draw:marker-end="Arrowheads_20_1" draw:marker-end-width="0.458cm" draw:fill="none" draw:textarea-vertical-align="middle" fo:padding-top="0.177cm" fo:padding-bottom="0.177cm" fo:padding-left="0.302cm" fo:padding-right="0.302cm" loext:decorative="false"/>
    </style:style>
    <style:style style:name="gr2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49cm" fo:min-width="0.499cm" fo:padding-top="0.134cm" fo:padding-bottom="0.134cm" fo:padding-left="0.259cm" fo:padding-right="0.259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481cm" fo:padding-top="0.134cm" fo:padding-bottom="0.134cm" fo:padding-left="0.259cm" fo:padding-right="0.25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812cm" fo:min-width="0.562cm" fo:padding-top="0.177cm" fo:padding-bottom="0.177cm" fo:padding-left="0.302cm" fo:padding-right="0.302cm" loext:decorative="false"/>
    </style:style>
    <style:style style:name="gr5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6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631cm" fo:padding-top="0.134cm" fo:padding-bottom="0.134cm" fo:padding-left="0.259cm" fo:padding-right="0.259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Long_20_Dash" svg:stroke-width="0.035cm" draw:marker-start-width="0.252cm" draw:marker-end-width="0.252cm" svg:stroke-linecap="butt" draw:fill="none" draw:textarea-vertical-align="middle" fo:padding-top="0.142cm" fo:padding-bottom="0.142cm" fo:padding-left="0.267cm" fo:padding-right="0.267cm" loext:decorative="false"/>
    </style:style>
    <style:style style:name="gr8" style:family="graphic" style:parent-style-name="objectwithoutfill">
      <style:graphic-properties draw:stroke="dash" draw:stroke-dash="Long_20_Dash" svg:stroke-width="0.035cm" svg:stroke-color="#2a6099" draw:marker-start-width="0.251cm" draw:marker-end-width="0.251cm" svg:stroke-linecap="butt" draw:fill="none" draw:textarea-vertical-align="middle" fo:padding-top="0.141cm" fo:padding-bottom="0.141cm" fo:padding-left="0.266cm" fo:padding-right="0.266cm" loext:decorative="false"/>
    </style:style>
    <style:style style:name="gr9" style:family="graphic" style:parent-style-name="objectwithoutfill">
      <style:graphic-properties draw:fill="none" draw:textarea-vertical-align="middle" loext:decorative="false"/>
    </style:style>
    <style:style style:name="gr10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0.7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middle" draw:auto-grow-height="false" fo:min-height="0.731cm" fo:min-width="3.2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708cm" fo:min-width="0.458cm" fo:padding-top="0.177cm" fo:padding-bottom="0.177cm" fo:padding-left="0.302cm" fo:padding-right="0.302cm" loext:decorative="false"/>
    </style:style>
    <style:style style:name="gr13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top" draw:auto-grow-height="false" fo:min-height="1.601cm" fo:min-width="3.2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4" style:family="graphic" style:parent-style-name="standard">
      <style:graphic-properties draw:stroke="dash" draw:stroke-dash="Dash_20__28_Rounded_29_" svg:stroke-width="0.106cm" svg:stroke-color="#000000" draw:marker-start-width="0.358cm" draw:marker-end-width="0.358cm" svg:stroke-linecap="round" draw:fill="none" loext:fill-use-slide-background="false" draw:textarea-horizontal-align="justify" draw:textarea-vertical-align="middle" draw:auto-grow-height="false" fo:min-height="0.708cm" fo:min-width="0.458cm" fo:padding-top="0.177cm" fo:padding-bottom="0.177cm" fo:padding-left="0.302cm" fo:padding-right="0.302cm" loext:decorative="false"/>
    </style:style>
    <style:style style:name="gr15" style:family="graphic" style:parent-style-name="objectwithoutfill">
      <style:graphic-properties draw:stroke="dash" draw:stroke-dash="Dash_20__28_Rounded_29_" svg:stroke-width="0.106cm" svg:stroke-color="#000000" draw:marker-start-width="0.358cm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16" style:family="graphic" style:parent-style-name="standard">
      <style:graphic-properties draw:stroke="none" svg:stroke-width="0.018cm" draw:marker-start-width="0.227cm" draw:marker-end-width="0.227cm" draw:fill="none" loext:fill-use-slide-background="false" draw:textarea-horizontal-align="justify" draw:textarea-vertical-align="top" draw:auto-grow-height="false" fo:min-height="0.731cm" fo:min-width="3.231cm" fo:padding-top="0.134cm" fo:padding-bottom="0.134cm" fo:padding-left="0.259cm" fo:padding-right="0.259cm" style:writing-mode="lr-tb" loext:decorative="false"/>
      <style:paragraph-properties style:writing-mode="lr-tb"/>
    </style:style>
    <style:style style:name="gr17" style:family="graphic" style:parent-style-name="objectwithoutfill">
      <style:graphic-properties draw:stroke="dash" draw:stroke-dash="Dot_20__28_Rounded_29_" svg:stroke-width="0.106cm" draw:marker-start-width="0.358cm" draw:marker-end="Arrowheads_20_3" draw:marker-end-width="0.358cm" svg:stroke-linecap="round" draw:fill="none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draw:stroke="none" draw:fill="none" fo:min-height="1.133cm" loext:decorative="false"/>
      <style:paragraph-properties style:writing-mode="lr-tb"/>
    </style:style>
    <style:style style:name="gr19" style:family="graphic" style:parent-style-name="objectwithoutfill">
      <style:graphic-properties draw:stroke="solid" draw:stroke-dash="Long_20_Dash" svg:stroke-width="0.081cm" svg:stroke-color="#000000" draw:marker-start-width="0.32cm" draw:marker-end="Arrowheads_20_3" draw:marker-end-width="0.32cm" svg:stroke-linecap="butt" draw:fill="none" draw:textarea-vertical-align="middle" fo:padding-top="0.164cm" fo:padding-bottom="0.164cm" fo:padding-left="0.289cm" fo:padding-right="0.289cm" loext:decorative="false"/>
    </style:style>
    <style:style style:name="gr20" style:family="graphic" style:parent-style-name="objectwithoutfill">
      <style:graphic-properties svg:stroke-width="0.081cm" svg:stroke-color="#000000" draw:marker-start="Arrowheads_20_3" draw:marker-start-width="0.322cm" draw:marker-end="" draw:marker-end-width="0.322cm" draw:fill="none" draw:textarea-vertical-align="middle" fo:padding-top="0.166cm" fo:padding-bottom="0.166cm" fo:padding-left="0.291cm" fo:padding-right="0.291cm" loext:decorative="false"/>
    </style:style>
    <style:style style:name="gr21" style:family="graphic" style:parent-style-name="standard">
      <style:graphic-properties svg:stroke-width="0.106cm" svg:stroke-color="#000000" draw:marker-start-width="0.358cm" draw:marker-end-width="0.358cm" draw:fill="none" loext:fill-use-slide-background="false" draw:textarea-horizontal-align="justify" draw:textarea-vertical-align="middle" draw:auto-grow-height="false" fo:min-height="0.706cm" fo:min-width="0.458cm" fo:padding-top="0.177cm" fo:padding-bottom="0.177cm" fo:padding-left="0.302cm" fo:padding-right="0.302cm" loext:decorative="false"/>
    </style:style>
    <style:style style:name="gr22" style:family="graphic" style:parent-style-name="standard">
      <style:graphic-properties draw:stroke="none" draw:fill="none" fo:min-height="1.466cm" loext:decorative="false"/>
      <style:paragraph-properties style:writing-mode="lr-tb"/>
    </style:style>
    <style:style style:name="gr23" style:family="graphic" style:parent-style-name="objectwithoutfill">
      <style:graphic-properties svg:stroke-width="0.081cm" svg:stroke-color="#000000" draw:marker-start="Arrowheads_20_1" draw:marker-start-width="0.322cm" draw:marker-end="" draw:marker-end-width="0.322cm" draw:fill="none" draw:textarea-vertical-align="middle" fo:padding-top="0.166cm" fo:padding-bottom="0.166cm" fo:padding-left="0.291cm" fo:padding-right="0.291cm" loext:decorative="false"/>
    </style:style>
    <style:style style:name="gr24" style:family="graphic" style:parent-style-name="standard">
      <style:graphic-properties svg:stroke-color="#000000" draw:fill-color="#ff8000" draw:textarea-vertical-align="middle" draw:auto-grow-height="false" fo:min-height="0cm" fo:min-width="0cm" fo:wrap-option="wrap" loext:decorative="false"/>
    </style:style>
    <style:style style:name="gr25" style:family="graphic" style:parent-style-name="objectwithoutfill">
      <style:graphic-properties draw:stroke="dash" draw:stroke-dash="Dot" svg:stroke-width="0.081cm" svg:stroke-color="#000000" draw:marker-start-width="0.32cm" draw:marker-end="Arrowheads_20_3" draw:marker-end-width="0.32cm" svg:stroke-linecap="butt" draw:fill="none" draw:textarea-vertical-align="middle" fo:padding-top="0.164cm" fo:padding-bottom="0.164cm" fo:padding-left="0.289cm" fo:padding-right="0.289cm" loext:decorative="false"/>
    </style:style>
    <style:style style:name="P1" style:family="paragraph">
      <loext:graphic-properties draw:fill="none"/>
      <style:paragraph-properties fo:text-align="center"/>
      <style:text-properties style:language-asian="ja" style:country-asian="JP"/>
    </style:style>
    <style:style style:name="P2" style:family="paragraph">
      <style:paragraph-properties fo:text-align="center"/>
      <style:text-properties style:font-name="TeX Gyre DejaVu Math" fo:font-size="32pt" fo:font-style="italic" style:font-size-asian="32pt" style:language-asian="ja" style:country-asian="JP" style:font-style-asian="italic" style:font-size-complex="32pt" style:font-style-complex="italic"/>
    </style:style>
    <style:style style:name="P3" style:family="paragraph">
      <loext:graphic-properties draw:fill="none"/>
      <style:paragraph-properties fo:text-align="center" style:writing-mode="lr-tb"/>
      <style:text-properties style:font-name="TeX Gyre DejaVu Math" fo:font-size="32pt" fo:font-style="italic" style:font-size-asian="32pt" style:language-asian="ja" style:country-asian="JP" style:font-style-asian="italic" style:font-size-complex="32pt" style:font-style-complex="italic"/>
    </style:style>
    <style:style style:name="P4" style:family="paragraph">
      <style:paragraph-properties fo:text-align="center"/>
      <style:text-properties style:font-name="TeX Gyre DejaVu Math" fo:font-size="28pt" fo:font-style="italic" style:font-size-asian="28pt" style:language-asian="ja" style:country-asian="JP" style:font-style-asian="italic" style:font-size-complex="28pt" style:font-style-complex="italic"/>
    </style:style>
    <style:style style:name="P5" style:family="paragraph">
      <loext:graphic-properties draw:fill="none"/>
      <style:paragraph-properties fo:text-align="center" style:writing-mode="lr-tb"/>
      <style:text-properties style:font-name="TeX Gyre DejaVu Math" fo:font-size="28pt" fo:font-style="italic" style:font-size-asian="28pt" style:language-asian="ja" style:country-asian="JP" style:font-style-asian="italic" style:font-size-complex="28pt" style:font-style-complex="italic"/>
    </style:style>
    <style:style style:name="P6" style:family="paragraph">
      <style:paragraph-properties fo:text-align="center"/>
      <style:text-properties style:font-name="LM Roman Unslanted 10" fo:font-size="32pt" fo:font-style="italic" style:font-size-asian="32pt" style:language-asian="ja" style:country-asian="JP" style:font-style-asian="italic" style:font-size-complex="32pt" style:font-style-complex="italic"/>
    </style:style>
    <style:style style:name="P7" style:family="paragraph">
      <loext:graphic-properties draw:fill="none"/>
      <style:paragraph-properties fo:text-align="center" style:writing-mode="lr-tb"/>
      <style:text-properties style:font-name="LM Roman Unslanted 10" fo:font-size="32pt" fo:font-style="italic" style:font-size-asian="32pt" style:language-asian="ja" style:country-asian="JP" style:font-style-asian="italic" style:font-size-complex="32pt" style:font-style-complex="italic"/>
    </style:style>
    <style:style style:name="P8" style:family="paragraph">
      <style:paragraph-properties fo:text-align="center"/>
      <style:text-properties style:font-name="TeX Gyre DejaVu Math" fo:font-size="32pt" fo:font-style="normal" style:font-size-asian="32pt" style:language-asian="ja" style:country-asian="JP" style:font-style-asian="normal" style:font-size-complex="32pt" style:font-style-complex="normal"/>
    </style:style>
    <style:style style:name="P9" style:family="paragraph">
      <loext:graphic-properties draw:fill="none"/>
      <style:paragraph-properties fo:text-align="center" style:writing-mode="lr-tb"/>
      <style:text-properties style:font-name="TeX Gyre DejaVu Math" fo:font-size="32pt" fo:font-style="normal" style:font-size-asian="32pt" style:language-asian="ja" style:country-asian="JP" style:font-style-asian="normal" style:font-size-complex="32pt" style:font-style-complex="normal"/>
    </style:style>
    <style:style style:name="P10" style:family="paragraph">
      <loext:graphic-properties draw:fill="none"/>
      <style:text-properties style:language-asian="ja" style:country-asian="JP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/>
    </style:style>
    <style:style style:name="P14" style:family="paragraph">
      <loext:graphic-properties draw:fill="none"/>
      <style:paragraph-properties fo:text-align="center" style:writing-mode="lr-tb"/>
      <style:text-properties style:font-name="TeX Gyre DejaVu Math" fo:font-size="32pt" fo:font-style="italic" fo:font-weight="bold" style:font-size-asian="32pt" style:language-asian="ja" style:country-asian="JP" style:font-style-asian="italic" style:font-size-complex="32pt" style:font-style-complex="italic"/>
    </style:style>
    <style:style style:name="P15" style:family="paragraph">
      <loext:graphic-properties draw:fill="none"/>
      <style:paragraph-properties fo:text-align="center" style:writing-mode="lr-tb"/>
      <style:text-properties style:font-name="TeX Gyre DejaVu Math" fo:font-size="28pt" fo:font-style="italic" fo:font-weight="bold" style:font-size-asian="28pt" style:language-asian="ja" style:country-asian="JP" style:font-style-asian="italic" style:font-size-complex="28pt" style:font-style-complex="italic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/>
      <style:text-properties fo:font-weight="bold" style:language-asian="ja" style:country-asian="JP" style:font-weight-asian="bold" style:font-weight-complex="bold"/>
    </style:style>
    <style:style style:name="P18" style:family="paragraph">
      <loext:graphic-properties draw:fill-color="#ff8000"/>
      <style:paragraph-properties fo:text-align="center"/>
    </style:style>
    <style:style style:name="P19" style:family="paragraph">
      <loext:graphic-properties draw:fill="none"/>
      <style:text-properties fo:font-weight="bold" style:font-weight-asian="bold" style:font-weight-complex="bold"/>
    </style:style>
    <style:style style:name="T1" style:family="text">
      <style:text-properties style:font-name="TeX Gyre DejaVu Math" fo:font-size="32pt" fo:font-style="italic" style:font-size-asian="32pt" style:language-asian="ja" style:country-asian="JP" style:font-style-asian="italic" style:font-size-complex="32pt" style:font-style-complex="italic"/>
    </style:style>
    <style:style style:name="T2" style:family="text">
      <style:text-properties style:font-name="TeX Gyre DejaVu Math" fo:font-size="28pt" fo:font-style="italic" style:font-size-asian="28pt" style:language-asian="ja" style:country-asian="JP" style:font-style-asian="italic" style:font-size-complex="28pt" style:font-style-complex="italic"/>
    </style:style>
    <style:style style:name="T3" style:family="text">
      <style:text-properties style:font-name="Berenis ADF Pro" fo:font-size="32pt" fo:font-style="italic" style:font-size-asian="32pt" style:language-asian="ja" style:country-asian="JP" style:font-style-asian="italic" style:font-size-complex="32pt" style:font-style-complex="italic"/>
    </style:style>
    <style:style style:name="T4" style:family="text">
      <style:text-properties style:font-name="LM Roman Unslanted 10" fo:font-size="32pt" fo:font-style="normal" style:font-size-asian="32pt" style:language-asian="ja" style:country-asian="JP" style:font-style-asian="normal" style:font-size-complex="32pt" style:font-style-complex="normal"/>
    </style:style>
    <style:style style:name="T5" style:family="text">
      <style:text-properties style:font-name="LM Roman Unslanted 10" fo:font-size="32pt" fo:font-style="italic" style:font-size-asian="32pt" style:language-asian="ja" style:country-asian="JP" style:font-style-asian="italic" style:font-size-complex="32pt" style:font-style-complex="italic"/>
    </style:style>
    <style:style style:name="T6" style:family="text">
      <style:text-properties style:font-name="LM Roman Unslanted 10" fo:font-size="32pt" fo:font-style="italic" fo:font-weight="bold" style:font-size-asian="32pt" style:language-asian="ja" style:country-asian="JP" style:font-style-asian="italic" style:font-weight-asian="bold" style:font-size-complex="32pt" style:font-style-complex="italic" style:font-weight-complex="bold"/>
    </style:style>
    <style:style style:name="T7" style:family="text">
      <style:text-properties style:text-position="sub 58%" style:font-name="LM Roman Unslanted 10" fo:font-size="32pt" fo:font-style="italic" fo:font-weight="normal" style:font-size-asian="32pt" style:language-asian="ja" style:country-asian="JP" style:font-style-asian="italic" style:font-weight-asian="normal" style:font-size-complex="32pt" style:font-style-complex="italic" style:font-weight-complex="normal"/>
    </style:style>
    <style:style style:name="T8" style:family="text">
      <style:text-properties style:text-position="sub 58%" style:font-name="LM Roman Unslanted 10" fo:font-size="32pt" fo:font-style="normal" fo:font-weight="normal" style:font-size-asian="32pt" style:language-asian="ja" style:country-asian="JP" style:font-style-asian="normal" style:font-weight-asian="normal" style:font-size-complex="32pt" style:font-style-complex="normal" style:font-weight-complex="normal"/>
    </style:style>
    <style:style style:name="T9" style:family="text">
      <style:text-properties style:font-name="TeX Gyre DejaVu Math" fo:font-size="32pt" fo:font-style="normal" style:font-size-asian="32pt" style:language-asian="ja" style:country-asian="JP" style:font-style-asian="normal" style:font-size-complex="32pt" style:font-style-complex="normal"/>
    </style:style>
    <style:style style:name="T10" style:family="text">
      <style:text-properties style:font-name="Berenis ADF Pro" fo:font-size="32pt" fo:font-style="italic" fo:font-weight="bold" style:font-size-asian="32pt" style:language-asian="ja" style:country-asian="JP" style:font-style-asian="italic" style:font-weight-asian="bold" style:font-size-complex="3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15.5cm" svg:x2="13.25cm" svg:y2="15.5cm">
          <text:p/>
        </draw:line>
        <draw:line draw:style-name="gr1" draw:text-style-name="P1" draw:layer="layout" svg:x1="6.724cm" svg:y1="16cm" svg:x2="6.75cm" svg:y2="10.5cm">
          <text:p/>
        </draw:line>
        <draw:custom-shape draw:style-name="gr2" draw:text-style-name="P3" draw:layer="layout" svg:width="0.999cm" svg:height="0.999cm" svg:x="13.001cm" svg:y="14.251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0.999cm" svg:x="5.5cm" svg:y="9.5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5cm" svg:height="1.5cm" svg:x="11.25cm" svg:y="10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2cm" svg:y1="11.1cm" svg:x2="12.6cm" svg:y2="10.75cm">
          <text:p/>
        </draw:line>
        <draw:custom-shape draw:style-name="gr6" draw:text-style-name="P5" draw:layer="layout" svg:width="1.149cm" svg:height="0.999cm" svg:x="5.101cm" svg:y="15.85cm">
          <text:p text:style-name="P4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2.3cm" svg:y1="11.1cm" svg:x2="15.8cm" svg:y2="11.1cm">
          <text:p/>
        </draw:line>
        <draw:line draw:style-name="gr8" draw:text-style-name="P1" draw:layer="layout" svg:x1="12.85cm" svg:y1="10.6cm" svg:x2="15.25cm" svg:y2="9.2cm">
          <text:p/>
        </draw:line>
        <draw:line draw:style-name="gr9" draw:text-style-name="P1" draw:layer="layout" svg:x1="10.5cm" svg:y1="9.85cm" svg:x2="11.95cm" svg:y2="11cm">
          <text:p/>
        </draw:line>
        <draw:custom-shape draw:style-name="gr10" draw:text-style-name="P7" draw:layer="layout" svg:width="1.249cm" svg:height="0.999cm" svg:x="13.751cm" svg:y="10.101cm">
          <text:p text:style-name="P6"><text:span text:style-name="T3">θ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3.749cm" svg:height="0.999cm" svg:x="8.25cm" svg:y="8.601cm">
          <text:p text:style-name="P6"><text:span text:style-name="T4">(</text:span><text:span text:style-name="T5">x,y</text:span><text:span text:style-name="T4">)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1" draw:text-style-name="P1" draw:layer="layout" svg:x1="6cm" svg:y1="15.5cm" svg:x2="13.25cm" svg:y2="15.5cm">
          <text:p/>
        </draw:line>
        <draw:line draw:style-name="gr1" draw:text-style-name="P1" draw:layer="layout" svg:x1="6.724cm" svg:y1="16cm" svg:x2="6.75cm" svg:y2="10.5cm">
          <text:p/>
        </draw:line>
        <draw:custom-shape draw:style-name="gr3" draw:text-style-name="P3" draw:layer="layout" svg:width="0.999cm" svg:height="0.999cm" svg:x="13.001cm" svg:y="14.251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0.999cm" svg:x="5.5cm" svg:y="9.5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7.15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7.9cm" svg:y1="12.2cm" svg:x2="8.5cm" svg:y2="11.85cm">
          <text:p/>
        </draw:line>
        <draw:custom-shape draw:style-name="gr6" draw:text-style-name="P5" draw:layer="layout" svg:width="1.149cm" svg:height="0.999cm" svg:x="5.101cm" svg:y="15.85cm">
          <text:p text:style-name="P4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3.749cm" svg:height="1.851cm" svg:x="6cm" svg:y="9.701cm">
          <text:p text:style-name="P6"><text:span text:style-name="T6">x</text:span><text:span text:style-name="T7">i</text:span>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5cm" svg:height="1.5cm" draw:transform="rotate (-0.383972435438753) translate (11.786cm 10.5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2.201cm" svg:y1="11.502cm" svg:x2="12.888cm" svg:y2="11.402cm">
          <text:p/>
        </draw:line>
        <draw:custom-shape draw:style-name="gr16" draw:text-style-name="P7" draw:layer="layout" svg:width="3.749cm" svg:height="0.999cm" svg:x="11.25cm" svg:y="9.1cm">
          <text:p text:style-name="P6"><text:span text:style-name="T6">x</text:span><text:span text:style-name="T7">i</text:span><text:span text:style-name="T8">+1</text:span></text:p>
          <draw:enhanced-geometry svg:viewBox="0 0 21600 21600" draw:type="rectangle" draw:enhanced-path="M 0 0 L 21600 0 21600 21600 0 21600 0 0 Z N"/>
        </draw:custom-shape>
        <draw:path draw:style-name="gr17" draw:text-style-name="P1" draw:layer="layout" svg:width="2.106cm" svg:height="0.915cm" draw:transform="skewX (0.109083078249646) rotate (0.383448836663154) translate (9.04615209361686cm 11.9009905304665cm)" svg:viewBox="0 0 2107 916" svg:d="M0 54c451 64 1040-268 1414 206l289 452 366 189 38 15">
          <text:p/>
        </draw:path>
        <draw:custom-shape draw:style-name="gr3" draw:text-style-name="P9" draw:layer="layout" svg:width="0.999cm" svg:height="0.999cm" svg:x="9.55cm" svg:y="12.001cm">
          <text:p text:style-name="P8"><text:span text:style-name="T9">?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line draw:style-name="gr1" draw:text-style-name="P1" draw:layer="layout" svg:x1="6cm" svg:y1="15.5cm" svg:x2="13.25cm" svg:y2="15.5cm">
          <text:p/>
        </draw:line>
        <draw:line draw:style-name="gr1" draw:text-style-name="P1" draw:layer="layout" svg:x1="6.724cm" svg:y1="16cm" svg:x2="6.75cm" svg:y2="10.5cm">
          <text:p/>
        </draw:line>
        <draw:custom-shape draw:style-name="gr3" draw:text-style-name="P3" draw:layer="layout" svg:width="0.999cm" svg:height="0.999cm" svg:x="13.001cm" svg:y="14.251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99cm" svg:height="0.999cm" svg:x="5.5cm" svg:y="9.5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5cm" svg:height="1.5cm" svg:x="8.35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1cm" svg:y1="12.2cm" svg:x2="9.7cm" svg:y2="11.85cm">
          <text:p/>
        </draw:line>
        <draw:custom-shape draw:style-name="gr6" draw:text-style-name="P5" draw:layer="layout" svg:width="1.149cm" svg:height="0.999cm" svg:x="5.101cm" svg:y="15.85cm">
          <text:p text:style-name="P4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0" draw:layer="layout" svg:width="1.069cm" svg:height="1.383cm" svg:x="12.181cm" svg:y="9.367cm">
          <draw:text-box>
            <text:p><text:span text:style-name="T3">ν</text:span></text:p>
          </draw:text-box>
        </draw:frame>
        <draw:line draw:style-name="gr19" draw:text-style-name="P1" draw:layer="layout" svg:x1="10.1cm" svg:y1="11.65cm" svg:x2="12.5cm" svg:y2="10.25cm">
          <text:p/>
        </draw:line>
        <draw:path draw:style-name="gr20" draw:text-style-name="P11" draw:layer="layout" svg:width="1.499cm" svg:height="1.499cm" draw:transform="rotate (-0.261799387799149) translate (9.50046967291512cm 10.7504609391097cm)" svg:viewBox="0 0 1500 1500" svg:d="M0 0c500 0 1500 0 1500 1500">
          <text:p/>
        </draw:path>
        <draw:frame draw:style-name="gr18" draw:text-style-name="P10" draw:layer="layout" svg:width="1.069cm" svg:height="1.383cm" svg:x="12.182cm" svg:y="9.368cm">
          <draw:text-box>
            <text:p text:style-name="P12"><text:span text:style-name="T3">ν</text:span></text:p>
          </draw:text-box>
        </draw:frame>
        <draw:frame draw:style-name="gr18" draw:text-style-name="P13" draw:layer="layout" svg:width="1.061cm" svg:height="1.383cm" svg:x="10.5cm" svg:y="11.5cm">
          <draw:text-box>
            <text:p><text:span text:style-name="T3">ω</text:span></text:p>
          </draw:text-box>
        </draw:frame>
      </draw:page>
      <draw:page draw:name="page4" draw:style-name="dp1" draw:master-page-name="Default">
        <draw:line draw:style-name="gr1" draw:text-style-name="P1" draw:layer="layout" svg:x1="6cm" svg:y1="15.5cm" svg:x2="13.25cm" svg:y2="15.5cm">
          <text:p/>
        </draw:line>
        <draw:line draw:style-name="gr1" draw:text-style-name="P1" draw:layer="layout" svg:x1="6.724cm" svg:y1="16cm" svg:x2="6.75cm" svg:y2="10.5cm">
          <text:p/>
        </draw:line>
        <draw:custom-shape draw:style-name="gr3" draw:text-style-name="P14" draw:layer="layout" svg:width="0.999cm" svg:height="0.999cm" svg:x="13.001cm" svg:y="14.251cm">
          <text:p text:style-name="P2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3" draw:text-style-name="P14" draw:layer="layout" svg:width="0.999cm" svg:height="0.999cm" svg:x="5.5cm" svg:y="9.5cm">
          <text:p text:style-name="P2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1.5cm" svg:height="1.5cm" svg:x="8.35cm" svg:y="11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1cm" svg:y1="12.2cm" svg:x2="9.7cm" svg:y2="11.85cm">
          <text:p/>
        </draw:line>
        <draw:custom-shape draw:style-name="gr6" draw:text-style-name="P15" draw:layer="layout" svg:width="1.149cm" svg:height="0.999cm" svg:x="5.101cm" svg:y="15.85cm">
          <text:p text:style-name="P4"><text:span text:style-name="T2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17" draw:layer="layout" svg:width="1.069cm" svg:height="1.716cm" svg:x="11.25cm" svg:y="9.5cm">
          <draw:text-box>
            <text:p text:style-name="P16"><text:span text:style-name="T10">u</text:span></text:p>
          </draw:text-box>
        </draw:frame>
        <draw:path draw:style-name="gr23" draw:text-style-name="P11" draw:layer="layout" svg:width="3.04cm" svg:height="1.04cm" draw:transform="rotate (-0.261799387799149) translate (10.4195426871274cm 10.6440529968319cm)" svg:viewBox="0 0 3041 1041" svg:d="M2956 94c500 1-1283-536-2956 947">
          <text:p/>
        </draw:path>
        <draw:custom-shape draw:style-name="gr24" draw:text-style-name="P18" draw:layer="layout" svg:width="0.75cm" svg:height="0.75cm" svg:x="17.25cm" svg:y="13.1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line draw:style-name="gr25" draw:text-style-name="P1" draw:layer="layout" svg:x1="16.75cm" svg:y1="13.25cm" svg:x2="15.5cm" svg:y2="13cm">
          <text:p/>
        </draw:line>
        <draw:custom-shape draw:style-name="gr24" draw:text-style-name="P18" draw:layer="layout" svg:width="0.75cm" svg:height="0.75cm" svg:x="11.75cm" svg:y="6cm">
          <text:p/>
          <draw:enhanced-geometry svg:viewBox="0 0 21600 21600" draw:text-areas="6722 8256 14878 15460" draw:glue-points="10800 0 0 8259 4200 21600 17400 21600 21600 8259" draw:type="star5" draw:enhanced-path="M 10797 0 L 8278 8256 0 8256 6722 13405 4198 21600 10797 16580 17401 21600 14878 13405 21600 8256 13321 8256 10797 0 Z N"/>
        </draw:custom-shape>
        <draw:line draw:style-name="gr25" draw:text-style-name="P1" draw:layer="layout" svg:x1="11.75cm" svg:y1="7cm" svg:x2="11.25cm" svg:y2="8.25cm">
          <text:p/>
        </draw:line>
        <draw:frame draw:style-name="gr22" draw:text-style-name="P19" draw:layer="layout" svg:width="1.061cm" svg:height="1.716cm" svg:x="11.939cm" svg:y="7.034cm">
          <draw:text-box>
            <text:p text:style-name="P16"><text:span text:style-name="T10">z</text:span></text:p>
          </draw:text-box>
        </draw:frame>
        <draw:frame draw:style-name="gr22" draw:text-style-name="P19" draw:layer="layout" svg:width="1.061cm" svg:height="1.716cm" svg:x="15.75cm" svg:y="11.284cm">
          <draw:text-box>
            <text:p text:style-name="P16"><text:span text:style-name="T10">z</text:span></text:p>
          </draw:text-box>
        </draw:frame>
        <draw:frame draw:style-name="gr22" draw:text-style-name="P17" draw:layer="layout" svg:width="1.069cm" svg:height="1.716cm" svg:x="7.75cm" svg:y="12.284cm">
          <draw:text-box>
            <text:p text:style-name="P16"><text:span text:style-name="T10">x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renis ADF Pro" svg:font-family="'Berenis ADF Pro'" style:font-pitch="variable"/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roman" style:font-pitch="variable"/>
    <style:font-face style:name="Noto Serif CJK JP1" svg:font-family="'Noto Serif CJK JP'" style:font-family-generic="system" style:font-pitch="variable"/>
    <style:font-face style:name="TeX Gyre DejaVu Math" svg:font-family="'TeX Gyre DejaVu Math'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13" svg:d="M0 13l10-13 10 13z"/>
    <draw:stroke-dash draw:name="Dash_20__28_Rounded_29_" draw:display-name="Dash (Rounded)" draw:style="round" draw:dots1="1" draw:dots1-length="201%" draw:distance="199%"/>
    <draw:stroke-dash draw:name="Dot" draw:style="rect" draw:dots1="1" draw:dots1-length="100%" draw:distance="100%"/>
    <draw:stroke-dash draw:name="Dot_20__28_Rounded_29_" draw:display-name="Dot (Rounded)" draw:style="round" draw:dots1="1" draw:dots1-length="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erif CJK JP" fo:font-size="24pt" fo:language="en" fo:country="US" style:font-name-asian="Noto Serif CJK JP1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" style:font-family-asian="'Noto Sans CJK JP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8T15:15:56.239268366</meta:creation-date>
    <dc:date>2024-11-02T16:33:01.580157117</dc:date>
    <meta:editing-duration>PT1H24M39S</meta:editing-duration>
    <meta:editing-cycles>15</meta:editing-cycles>
    <meta:generator>LibreOffice/24.2.5.2$Linux_X86_64 LibreOffice_project/420$Build-2</meta:generator>
    <meta:document-statistic meta:object-count="53"/>
  </office:meta>
</office:document-meta>
</file>